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3.31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6.2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3.316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2.0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667cm"/>
    </style:style>
    <style:style style:name="gr8" style:family="graphic" style:parent-style-name="Objekt_20_ohne_20_Füllung_20_und_20_Linie">
      <style:graphic-properties draw:textarea-vertical-align="middle" draw:ole-draw-aspect="1" style:protect="size"/>
    </style:style>
    <style:style style:name="P1" style:family="paragraph">
      <loext:graphic-properties draw:fill-color="#ffffff"/>
      <style:paragraph-properties fo:text-align="center"/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1cm" svg:height="2.352cm" svg:x="9.521cm" svg:y="4.088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4" draw:id="id4" draw:layer="layout" svg:width="9.718cm" svg:height="2.352cm" svg:x="7.385cm" svg:y="17.78cm">
          <text:p text:style-name="P2">Convergen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3" xml:id="id3" draw:id="id3" draw:layer="layout" svg:width="5.51cm" svg:height="2.352cm" svg:x="9.521cm" svg:y="13.341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5.51cm" svg:height="2.352cm" svg:x="9.521cm" svg:y="8.4cm">
          <text:p text:style-name="P2">V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line" svg:x1="12.276cm" svg:y1="6.44cm" svg:x2="12.276cm" svg:y2="8.4cm" draw:start-shape="id1" draw:start-glue-point="8" draw:end-shape="id2" draw:end-glue-point="4" svg:d="M12276 6440v1960" svg:viewBox="0 0 1 1961">
          <text:p/>
        </draw:connector>
        <draw:connector draw:style-name="gr4" draw:text-style-name="P4" draw:layer="layout" draw:type="line" svg:x1="12.276cm" svg:y1="10.752cm" svg:x2="12.276cm" svg:y2="13.341cm" draw:start-shape="id2" draw:start-glue-point="8" draw:end-shape="id3" draw:end-glue-point="4" svg:d="M12276 10752v2589" svg:viewBox="0 0 1 2590">
          <text:p/>
        </draw:connector>
        <draw:connector draw:style-name="gr4" draw:text-style-name="P4" draw:layer="layout" draw:type="line" svg:x1="12.276cm" svg:y1="15.693cm" svg:x2="12.244cm" svg:y2="17.78cm" draw:start-shape="id3" draw:start-glue-point="8" draw:end-shape="id4" draw:end-glue-point="4" svg:d="M12276 15693l-32 2087" svg:viewBox="0 0 33 2088">
          <text:p/>
        </draw:connector>
        <draw:connector draw:style-name="gr5" draw:text-style-name="P4" xml:id="id5" draw:id="id5" draw:layer="layout" svg:x1="7.385cm" svg:y1="18.956cm" svg:x2="7.385cm" svg:y2="18.956cm" draw:start-shape="id4" draw:start-glue-point="6" draw:end-shape="id4" draw:end-glue-point="6" svg:d="M7385 18956z" svg:viewBox="0 0 1 1">
          <text:p/>
        </draw:connector>
        <draw:line draw:style-name="gr4" draw:text-style-name="P4" draw:layer="layout" svg:x1="12.218cm" svg:y1="20.137cm" svg:x2="12.218cm" svg:y2="24.052cm">
          <text:p/>
        </draw:line>
        <draw:frame draw:style-name="gr6" draw:text-style-name="P5" draw:layer="layout" svg:width="2.583cm" svg:height="1.514cm" svg:x="12.444cm" svg:y="21.345cm">
          <draw:text-box>
            <text:p text:style-name="P2">Yes</text:p>
          </draw:text-box>
        </draw:frame>
        <draw:frame draw:style-name="gr7" draw:text-style-name="P5" draw:layer="layout" svg:width="2.167cm" svg:height="1.495cm" svg:x="4.962cm" svg:y="17.684cm">
          <draw:text-box>
            <text:p text:style-name="P2">No</text:p>
          </draw:text-box>
        </draw:frame>
        <draw:frame draw:style-name="gr8" draw:text-style-name="P2" draw:layer="layout" svg:width="1.997cm" svg:height="1.228cm" svg:x="11.056cm" svg:y="4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2.563cm" svg:height="1.123cm" svg:x="11.141cm" svg:y="13.9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4" draw:text-style-name="P4" draw:layer="layout" draw:line-skew="-3.528cm" svg:x1="7.385cm" svg:y1="18.956cm" svg:x2="9.521cm" svg:y2="9.576cm" draw:start-shape="id5" draw:start-glue-point="0" draw:end-shape="id2" svg:d="M7385 18956h-2480v-9380h4616" svg:viewBox="0 0 4617 9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10:07:03.542000000</meta:creation-date>
    <dc:date>2020-10-13T11:01:53.317000000</dc:date>
    <meta:editing-duration>PT5M42S</meta:editing-duration>
    <meta:editing-cycles>4</meta:editing-cycles>
    <meta:generator>LibreOffice/6.0.7.3$Windows_X86_64 LibreOffice_project/dc89aa7a9eabfd848af146d5086077aeed2ae4a5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ub>
      <mover accent="true">
        <mi>β</mi>
        <mo stretchy="false">^</mo>
      </mover>
      <mi mathvariant="italic">init</mi>
    </msub>
    <annotation encoding="StarMath 5.0">{hat %beta}_{init} 
</annotation>
  </semantics>
</math>
</file>

<file path=Object 2/content.xml><?xml version="1.0" encoding="utf-8"?>
<math xmlns="http://www.w3.org/1998/Math/MathML" display="block">
  <semantics>
    <msub>
      <mover accent="true">
        <mi>β</mi>
        <mo stretchy="false">^</mo>
      </mover>
      <mrow>
        <mi mathvariant="italic">PLS</mi>
        <mi>,</mi>
        <mi>c</mi>
      </mrow>
    </msub>
    <annotation encoding="StarMath 5.0">{ hat %beta}_{PLS,c
}</annotation>
  </semantics>
</math>
</file>